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ff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</style:style>
    <style:style style:name="P4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</style:style>
    <style:style style:name="P5" style:family="paragraph" style:parent-style-name="Text_20_body" style:list-style-name="L3">
      <style:paragraph-properties fo:margin-top="0cm" fo:margin-bottom="0cm" loext:contextual-spacing="false" fo:line-height="138%" fo:text-align="justify" style:justify-single-word="false" style:writing-mode="lr-tb"/>
    </style:style>
    <style:style style:name="P6" style:family="paragraph" style:parent-style-name="Text_20_body" style:list-style-name="L4">
      <style:paragraph-properties fo:margin-top="0cm" fo:margin-bottom="0cm" loext:contextual-spacing="false" fo:line-height="138%" fo:text-align="justify" style:justify-single-word="false" style:writing-mode="lr-tb"/>
    </style:style>
    <style:style style:name="P7" style:family="paragraph" style:parent-style-name="Text_20_body" style:list-style-name="L5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ff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ff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ff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ff" style:text-line-through-style="none" style:text-line-through-type="none" style:font-name="Times New Roman" fo:font-size="11pt" fo:font-style="normal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ff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7821b893-06fb-17f1-81dd-e1f352f83ed5"/><text:span text:style-name="T1">5) Que linguagens </text:span><text:span text:style-name="T2">introduziram</text:span><text:span text:style-name="T3"> </text:span><text:span text:style-name="T1">os principais paradigmas de programação, em termos de </text:span><text:span text:style-name="T2">prevalência no tempo e impacto </text:span><text:span text:style-name="T1">sobre as  linguagens futuras? </text:span></text:p>
      <text:p text:style-name="Text_20_body"/>
      <text:p text:style-name="P1"><text:span text:style-name="T4">Tendo em vista que os principais paradigmas de programação são: o Imperativo, a orientação a objeto, o funcional e o declarativo, podemos iniciar pelo </text:span><text:span text:style-name="T5">paradigma Imperativo:</text:span></text:p>
      <text:list xml:id="list4641587952923817217" text:style-name="L1">
        <text:list-item>
          <text:p text:style-name="P3"><text:span text:style-name="T4">Teve como primeira linguagem de alto nível com uma ampla aceitação o Fortran (FORmula TRANslation). Que foi iniciado para ações científicas e contou com uma notação algébrica, tipos, subprogramas, e entrada/saída formatada. Continua a ser largamente utilizado na comunidade de computação científica. No entanto outra linguagem que surgiu próxima ao FORTRAN e também teve um forte impacto sobre o paradigma imperativo foi o ALGOL 60 (ALGorithmic Oriented Language) dando origem ao B, ao ADA, ao Pascal e ajudou a dar origem ao Scheme (apesar de o scheme  ser uma linguagem pertencente ao paradigma funcional), o ALGOL foi concebido em 1960 por um comitê internacional para uso em resolução de problemas científicos, ele introduziu a notação</text:span><text:a xlink:type="simple" xlink:href="https://pt.wikipedia.org/wiki/BNF" text:style-name="Internet_20_link" text:visited-style-name="Visited_20_Internet_20_Link"> BNF</text:a><text:span text:style-name="T4"> para a definição de</text:span><text:a xlink:type="simple" xlink:href="https://pt.wikipedia.org/wiki/Sintaxe" text:style-name="Internet_20_link" text:visited-style-name="Visited_20_Internet_20_Link"> sintaxe</text:a><text:span text:style-name="T4"> e é um modelo de clareza e completude, também introduziu estrutura de bloco, instruções de controle estruturados e procedimentos recursivos no paradigma de programação imperativa.</text:span></text:p>
        </text:list-item>
      </text:list>
      <text:p text:style-name="P2">Paradigma funcional: </text:p>
      <text:list xml:id="list6763046760675841549" text:style-name="L2">
        <text:list-item>
          <text:p text:style-name="P4"><text:span text:style-name="T4">A primeira linguagem de programação funcional criada para computadores foi LISP, mesmo não sendo uma linguagem de programação puramente funcional, LISP introduziu a maioria das características hoje encontradas nas modernas linguagens de programação funcional e também foi a linguagem que deu origem ao Common Lisp, ao Logo e ao Scheme, que foi uma tentativa posterior de simplificar e melhorar LISP. Outra linguagem que também causou impacto nesse paradigma foi o ML criada pela</text:span><text:a xlink:type="simple" xlink:href="https://pt.wikipedia.org/wiki/Universidade_de_Edimburgo" text:style-name="Internet_20_link" text:visited-style-name="Visited_20_Internet_20_Link"> Universidade de Edimburgo</text:a><text:span text:style-name="T4">, pois posteriomente deu origem a linguagem Miranda na Universidade de Kent e que por sua vez deu origem ao Haskell que foi lançada no fim dos</text:span><text:a xlink:type="simple" xlink:href="https://pt.wikipedia.org/wiki/Anos_1980" text:style-name="Internet_20_link" text:visited-style-name="Visited_20_Internet_20_Link"> anos 1980</text:a><text:span text:style-name="T4"> numa tentativa de juntar muitas ideias na pesquisa de programação funcional.</text:span></text:p>
        </text:list-item>
      </text:list>
      <text:p text:style-name="P2">Paradigma orientado a objeto:</text:p>
      <text:list xml:id="list4860714184443651073" text:style-name="L3">
        <text:list-item>
          <text:p text:style-name="P5"><text:span text:style-name="T4">A linguagem Simula 67  foi projetada para apoiar a</text:span><text:a xlink:type="simple" xlink:href="https://pt.wikipedia.org/wiki/Simulação_de_Eventos_Discretos" text:style-name="Internet_20_link" text:visited-style-name="Visited_20_Internet_20_Link"> Simulação de Eventos Discretos</text:a><text:span text:style-name="T4">, criadas entre</text:span><text:a xlink:type="simple" xlink:href="https://pt.wikipedia.org/wiki/1962" text:style-name="Internet_20_link" text:visited-style-name="Visited_20_Internet_20_Link"> 1962</text:a><text:span text:style-name="T4"> e</text:span><text:a xlink:type="simple" xlink:href="https://pt.wikipedia.org/wiki/1968" text:style-name="Internet_20_link" text:visited-style-name="Visited_20_Internet_20_Link"> 1968</text:a><text:span text:style-name="T4"> por</text:span><text:a xlink:type="simple" xlink:href="https://pt.wikipedia.org/wiki/Kristen_Nygaard" text:style-name="Internet_20_link" text:visited-style-name="Visited_20_Internet_20_Link"> Kristen Nygaard</text:a><text:span text:style-name="T4"> e</text:span><text:a xlink:type="simple" xlink:href="https://pt.wikipedia.org/wiki/Ole-Johan_Dahl" text:style-name="Internet_20_link" text:visited-style-name="Visited_20_Internet_20_Link"> Ole-Johan Dahl</text:a><text:span text:style-name="T4"> no</text:span><text:a xlink:type="simple" xlink:href="https://pt.wikipedia.org/wiki/Centro_Norueguês_de_Computação" text:style-name="Internet_20_link" text:visited-style-name="Visited_20_Internet_20_Link"> Centro Norueguês de Computação</text:a><text:span text:style-name="T4"> em</text:span><text:a xlink:type="simple" xlink:href="https://pt.wikipedia.org/wiki/Oslo" text:style-name="Internet_20_link" text:visited-style-name="Visited_20_Internet_20_Link"> Oslo</text:a><text:span text:style-name="T4">. Esta linguagem gerou um enorme impacto pois foi a primeira linguagem orientada a objetos. No entanto foi necessário algum tempo para que esta linguagem pudesse se consolidar. Orientação a objeto teve que esperar a criação da Smalltalk  para definir seu impacto, que foi uma linguagem gerada através da Simula 67, assim como Simula deu origem ao Eiffel e ajudou a  dar origem ao C++ </text:span></text:p>
          <text:p text:style-name="P5"><text:span text:style-name="T4"/></text:p>
        </text:list-item>
      </text:list>
      <text:p text:style-name="P2">Paradigma Declarativo:</text:p>
      <text:list xml:id="list8916719783020886788" text:style-name="L4">
        <text:list-item>
          <text:p text:style-name="P6"><text:span text:style-name="T4">O Prolog foi a primeira linguagem declarativa e a que dispôs mais impacto neste paradigma, usa uma coleção</text:span><text:a xlink:type="simple" xlink:href="https://pt.wikipedia.org/wiki/Banco_de_dados" text:style-name="Internet_20_link" text:visited-style-name="Visited_20_Internet_20_Link"> </text:a><text:a xlink:type="simple" xlink:href="https://pt.wikipedia.org/wiki/Banco_de_dados" text:style-name="Internet_20_link" text:visited-style-name="Visited_20_Internet_20_Link">b</text:a><text:a xlink:type="simple" xlink:href="https://pt.wikipedia.org/wiki/Banco_de_dados" text:style-name="Internet_20_link" text:visited-style-name="Visited_20_Internet_20_Link">ase de dados</text:a><text:span text:style-name="T4"> de fatos e de relações lógicas (regras) que exprimem o domínio relacional do problema a resolver. Um programa pode rodar num modo interativo, a partir de consultas (queries) formuladas pelo usuário.O Prolog é baseado num subconjunto do</text:span><text:a xlink:type="simple" xlink:href="https://pt.wikipedia.org/wiki/Lógica_de_primeira_ordem" text:style-name="Internet_20_link" text:visited-style-name="Visited_20_Internet_20_Link"> cálculo de predicados de primeira ordem</text:a><text:span text:style-name="T4">, o que é definido por</text:span><text:a xlink:type="simple" xlink:href="https://pt.wikipedia.org/wiki/Cláusula_de_Horn" text:style-name="Internet_20_link" text:visited-style-name="Visited_20_Internet_20_Link"> cláusulas de Horn</text:a><text:span text:style-name="T4">. </text:span></text:p>
        </text:list-item>
      </text:list>
      <text:p text:style-name="P2"/>
      <text:p text:style-name="P2"/>
      <text:p text:style-name="P2"><text:soft-page-break/>Paradigma Lógico:</text:p>
      <text:list xml:id="list7162213432397875555" text:style-name="L5">
        <text:list-item>
          <text:p text:style-name="P7">O Planner foi a primeira linguagem voltada para o paradigma lógico, possibilitando a orientação a padrões de planos procedimentais de asserções e de objetivos. No entanto tinha padrões de memória limitados, pois eram os padrões limitados da época. Posterior ao Planner veio a linguagem  Prolog que por sua vez tinha o objetivo de simplificar o Planner,  e que o mesmo deu origem ao QA-4, ao Popler, ao Conniver, e ao QLISP. Já o Prolog deu origem ao Mercury, ao Visual Prolog, ao Oz e ao Frill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1:50:51.878887377</meta:creation-date>
    <dc:date>2017-10-10T11:52:56.559333785</dc:date>
    <meta:editing-duration>PT2M6S</meta:editing-duration>
    <meta:editing-cycles>1</meta:editing-cycles>
    <meta:document-statistic meta:table-count="0" meta:image-count="0" meta:object-count="0" meta:page-count="2" meta:paragraph-count="12" meta:word-count="577" meta:character-count="3600" meta:non-whitespace-character-count="3029"/>
    <meta:generator>LibreOffice/5.1.6.2$Linux_X86_64 LibreOffice_project/10m0$Build-2</meta:generator>
  </office:meta>
</office:document-meta>
</file>